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65cm"/>
    </style:style>
    <style:style style:name="gr23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6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11cm"/>
    </style:style>
    <style:style style:name="gr40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91cm"/>
    </style:style>
    <style:style style:name="gr44" style:family="graphic" style:parent-style-name="objectwithoutfill">
      <style:graphic-properties svg:stroke-width="0.05cm" draw:marker-start="Small_20_Arrow" draw:marker-start-width="0.14cm" draw:marker-end="" draw:marker-end-width="0.1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6.4cm" svg:y1="11.8cm" svg:x2="16.4cm" svg:y2="11cm">
          <text:p/>
        </draw:line>
        <draw:custom-shape draw:style-name="gr2" draw:text-style-name="P1" draw:layer="layout" svg:width="10.8cm" svg:height="2.4cm" svg:x="4cm" svg:y="13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9.493cm" svg:x2="2.4cm" svg:y2="10.293cm">
          <text:p/>
        </draw:line>
        <draw:g>
          <draw:path draw:style-name="gr4" draw:text-style-name="P1" draw:layer="layout" svg:width="5.999cm" svg:height="2.518cm" svg:x="5.8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4" draw:text-style-name="P1" draw:layer="layout" svg:width="0.042cm" svg:height="0.085cm" svg:x="6.406cm" svg:y="3.111cm" svg:viewBox="0 0 43 86" svg:d="M0 0c5 27 29 57 43 86">
            <text:p/>
          </draw:path>
          <draw:path draw:style-name="gr4" draw:text-style-name="P1" draw:layer="layout" svg:width="0.196cm" svg:height="0.076cm" svg:x="7.6cm" svg:y="2.576cm" svg:viewBox="0 0 197 77" svg:d="M0 0c65 22 142 50 197 77">
            <text:p/>
          </draw:path>
          <draw:path draw:style-name="gr4" draw:text-style-name="P1" draw:layer="layout" svg:width="0.065cm" svg:height="0.098cm" svg:x="8.834cm" svg:y="2.487cm" svg:viewBox="0 0 66 99" svg:d="M66 0c-26 24-53 72-66 99">
            <text:p/>
          </draw:path>
          <draw:path draw:style-name="gr4" draw:text-style-name="P1" draw:layer="layout" svg:width="0.192cm" svg:height="0.146cm" svg:x="9.807cm" svg:y="2.487cm" svg:viewBox="0 0 193 147" svg:d="M193 0c-44 26-162 111-193 147">
            <text:p/>
          </draw:path>
          <draw:path draw:style-name="gr4" draw:text-style-name="P1" draw:layer="layout" svg:width="0.007cm" svg:height="0.083cm" svg:x="11.097cm" svg:y="2.7cm" svg:viewBox="0 0 8 84" svg:d="M3 0c5 22 9 74-3 84">
            <text:p/>
          </draw:path>
          <draw:path draw:style-name="gr4" draw:text-style-name="P1" draw:layer="layout" svg:width="0.141cm" svg:height="0.106cm" svg:x="11.458cm" svg:y="3.2cm" svg:viewBox="0 0 142 107" svg:d="M142 0c-48 56-53 65-142 107">
            <text:p/>
          </draw:path>
          <draw:path draw:style-name="gr4" draw:text-style-name="P1" draw:layer="layout" svg:width="0.274cm" svg:height="0.309cm" svg:x="10.8cm" svg:y="3.693cm" svg:viewBox="0 0 275 310" svg:d="M250 310c24-94 105-228-250-310">
            <text:p/>
          </draw:path>
          <draw:path draw:style-name="gr4" draw:text-style-name="P1" draw:layer="layout" svg:width="0.199cm" svg:height="0.266cm" svg:x="9.9cm" svg:y="4.445cm" svg:viewBox="0 0 200 267" svg:d="M0 267c21-36 192-230 200-267">
            <text:p/>
          </draw:path>
          <draw:path draw:style-name="gr4" draw:text-style-name="P1" draw:layer="layout" svg:width="0.097cm" svg:height="0.095cm" svg:x="8.155cm" svg:y="4.741cm" svg:viewBox="0 0 98 96" svg:d="M98 96c-43-27-72-65-98-96">
            <text:p/>
          </draw:path>
          <draw:path draw:style-name="gr4" draw:text-style-name="P1" draw:layer="layout" svg:width="0.157cm" svg:height="0.021cm" svg:x="6.575cm" svg:y="4.343cm" svg:viewBox="0 0 158 22" svg:d="M0 22c55-3 107-13 158-22">
            <text:p/>
          </draw:path>
          <draw:path draw:style-name="gr4" draw:text-style-name="P1" draw:layer="layout" svg:width="0.35cm" svg:height="0.045cm" svg:x="6.066cm" svg:y="3.811cm" svg:viewBox="0 0 351 46" svg:d="M0 0c94 27 197 53 351 45">
            <text:p/>
          </draw:path>
        </draw:g>
        <draw:g>
          <draw:rect draw:style-name="gr5" draw:text-style-name="P1" draw:layer="layout" svg:width="2cm" svg:height="2cm" svg:x="7.7cm" svg:y="2.7cm">
            <text:p/>
          </draw:rect>
          <draw:frame draw:style-name="gr6" draw:text-style-name="P2" draw:layer="layout" svg:width="2cm" svg:height="1.225cm" svg:x="7.7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6.4cm" svg:y1="6.2cm" svg:x2="16.4cm" svg:y2="5.386cm">
          <text:p/>
        </draw:line>
        <draw:line draw:style-name="gr1" draw:text-style-name="P1" draw:layer="layout" svg:x1="16.4cm" svg:y1="9cm" svg:x2="16.4cm" svg:y2="8.2cm">
          <text:p/>
        </draw:line>
        <draw:g>
          <draw:custom-shape draw:style-name="gr8" draw:text-style-name="P1" draw:layer="layout" svg:width="1.998cm" svg:height="2.026cm" svg:x="15.4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5.4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5.9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5.7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15.4cm" svg:y="3.4cm">
          <text:p/>
        </draw:rect>
        <draw:frame draw:style-name="gr12" draw:text-style-name="P2" draw:layer="layout" svg:width="2.3cm" svg:height="0.738cm" svg:x="15.3cm" svg:y="4.201cm">
          <draw:text-box>
            <text:p><text:span text:style-name="T1">Browser</text:span></text:p>
          </draw:text-box>
        </draw:frame>
        <draw:line draw:style-name="gr13" draw:text-style-name="P1" draw:layer="layout" svg:x1="17.4cm" svg:y1="3.8cm" svg:x2="15.4cm" svg:y2="3.8cm">
          <text:p/>
        </draw:line>
        <draw:line draw:style-name="gr13" draw:text-style-name="P1" draw:layer="layout" svg:x1="17.1cm" svg:y1="3.7cm" svg:x2="17.3cm" svg:y2="3.5cm">
          <text:p/>
        </draw:line>
        <draw:rect draw:style-name="gr14" draw:text-style-name="P1" draw:layer="layout" svg:width="1.6cm" svg:height="0.4cm" svg:x="15.4cm" svg:y="3.4cm">
          <text:p/>
        </draw:rect>
        <draw:line draw:style-name="gr13" draw:text-style-name="P1" draw:layer="layout" svg:x1="17.1cm" svg:y1="3.5cm" svg:x2="17.3cm" svg:y2="3.7cm">
          <text:p/>
        </draw:line>
        <draw:frame draw:style-name="gr15" draw:text-style-name="P4" draw:layer="layout" svg:width="2.1cm" svg:height="0.818cm" svg:x="15.3cm" svg:y="2.4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15.4cm" svg:y="6.2cm">
          <text:p/>
        </draw:rect>
        <draw:frame draw:style-name="gr6" draw:text-style-name="P2" draw:layer="layout" svg:width="1.7cm" svg:height="1.225cm" svg:x="15.6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15.5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15.4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15.2cm" svg:y="8.204cm">
          <draw:text-box>
            <text:p><text:span text:style-name="T5">app</text:span></text:p>
          </draw:text-box>
        </draw:frame>
        <draw:line draw:style-name="gr7" draw:text-style-name="P1" draw:layer="layout" svg:x1="8.7cm" svg:y1="5.5cm" svg:x2="8.7cm" svg:y2="4.7cm">
          <text:p/>
        </draw:line>
        <draw:custom-shape draw:style-name="gr19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7.702cm" svg:y="5.495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7.7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8.2cm" svg:y="6.9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7.8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5.6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5.6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6.1cm" svg:y="11.728cm">
          <draw:text-box>
            <text:p><text:span text:style-name="T2">.ts</text:span></text:p>
          </draw:text-box>
        </draw:frame>
        <draw:frame draw:style-name="gr22" draw:text-style-name="P2" draw:layer="layout" svg:width="2.365cm" svg:height="1.191cm" svg:x="5.4cm" svg:y="10.5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  <draw:custom-shape draw:style-name="gr23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5" draw:text-style-name="P1" draw:layer="layout" svg:x1="5.6cm" svg:y1="11.3cm" svg:x2="3.4cm" svg:y2="11.3cm">
          <text:p/>
        </draw:line>
        <draw:path draw:style-name="gr9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6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7" draw:text-style-name="P1" draw:layer="layout" svg:x1="6.5cm" svg:y1="8.6cm" svg:x2="3.4cm" svg:y2="8.6cm">
          <text:p/>
        </draw:line>
        <draw:line draw:style-name="gr28" draw:text-style-name="P1" draw:layer="layout" svg:x1="6.6cm" svg:y1="8.893cm" svg:x2="6.4cm" svg:y2="8.293cm">
          <text:p/>
        </draw:line>
        <draw:polyline draw:style-name="gr13" draw:text-style-name="P1" draw:layer="layout" svg:width="2.099cm" svg:height="0.799cm" svg:x="6.6cm" svg:y="7.5cm" svg:viewBox="0 0 2100 800" draw:points="0,800 0,400 2100,400 2100,0">
          <text:p/>
        </draw:polyline>
        <draw:line draw:style-name="gr29" draw:text-style-name="P1" draw:layer="layout" svg:x1="2.4cm" svg:y1="7.486cm" svg:x2="2.4cm" svg:y2="6.493cm">
          <text:p/>
        </draw:line>
        <draw:line draw:style-name="gr30" draw:text-style-name="P1" draw:layer="layout" svg:x1="7.7cm" svg:y1="6.5cm" svg:x2="2.4cm" svg:y2="6.5cm">
          <text:p/>
        </draw:line>
        <draw:line draw:style-name="gr31" draw:text-style-name="P1" draw:layer="layout" svg:x1="6.6cm" svg:y1="10.272cm" svg:x2="6.6cm" svg:y2="8.893cm">
          <text:p/>
        </draw:line>
        <draw:polyline draw:style-name="gr31" draw:text-style-name="P1" draw:layer="layout" svg:width="1.399cm" svg:height="0.999cm" svg:x="5.2cm" svg:y="12.3cm" svg:viewBox="0 0 1400 1000" draw:points="0,1000 0,400 1400,400 1400,0">
          <text:p/>
        </draw:polyline>
        <draw:g>
          <draw:custom-shape draw:style-name="gr32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35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36" draw:text-style-name="P1" draw:layer="layout" svg:x1="4.2cm" svg:y1="14.3cm" svg:x2="3.4cm" svg:y2="14.3cm">
          <text:p/>
        </draw:line>
        <draw:g>
          <draw:custom-shape draw:style-name="gr8" draw:text-style-name="P1" draw:layer="layout" svg:width="1.995cm" svg:height="2.01cm" svg:x="4.203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4.201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4.601cm" svg:y="14.732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056cm" svg:height="1.183cm" svg:x="4.202cm" svg:y="13.477cm">
          <draw:text-box>
            <text:p><text:span text:style-name="T1">CiLamp</text:span></text:p>
            <text:p><text:span text:style-name="T7"><text:s/></text:span><text:span text:style-name="T7">Lamp1</text:span></text:p>
          </draw:text-box>
        </draw:frame>
        <draw:g>
          <draw:custom-shape draw:style-name="gr8" draw:text-style-name="P1" draw:layer="layout" svg:width="1.996cm" svg:height="2.01cm" svg:x="15.4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9cm" svg:height="0.485cm" svg:x="15.4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7" draw:text-style-name="P3" draw:layer="layout" svg:width="1.209cm" svg:height="0.668cm" svg:x="15.801cm" svg:y="13.224cm">
            <draw:text-box>
              <text:p><text:span text:style-name="T2">.vue</text:span></text:p>
            </draw:text-box>
          </draw:frame>
        </draw:g>
        <draw:frame draw:style-name="gr39" draw:text-style-name="P2" draw:layer="layout" svg:width="1.311cm" svg:height="0.738cm" svg:x="15.702cm" svg:y="12.177cm">
          <draw:text-box>
            <text:p><text:span text:style-name="T1">App</text:span></text:p>
          </draw:text-box>
        </draw:frame>
        <draw:g>
          <draw:custom-shape draw:style-name="gr40" draw:text-style-name="P1" draw:layer="layout" svg:width="1.998cm" svg:height="1.993cm" svg:x="12.602cm" svg:y="13.2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12.6cm" svg:y="14.8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13cm" svg:y="14.708cm">
            <draw:text-box>
              <text:p><text:span text:style-name="T2">.vue</text:span></text:p>
            </draw:text-box>
          </draw:frame>
        </draw:g>
        <draw:frame draw:style-name="gr43" draw:text-style-name="P2" draw:layer="layout" svg:width="1.891cm" svg:height="0.809cm" svg:x="12.701cm" svg:y="13.67cm">
          <draw:text-box>
            <text:p><text:span text:style-name="T1">CiMain</text:span></text:p>
          </draw:text-box>
        </draw:frame>
        <draw:polyline draw:style-name="gr44" draw:text-style-name="P1" draw:layer="layout" svg:width="1.799cm" svg:height="0.499cm" svg:x="14.6cm" svg:y="13.8cm" svg:viewBox="0 0 1800 500" draw:points="1800,0 1800,500 0,500">
          <text:p/>
        </draw:polyline>
        <draw:g>
          <draw:custom-shape draw:style-name="gr8" draw:text-style-name="P1" draw:layer="layout" svg:width="1.995cm" svg:height="2.01cm" svg:x="6.996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6.994cm" svg:y="14.8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7.394cm" svg:y="14.724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056cm" svg:height="1.183cm" svg:x="6.995cm" svg:y="13.469cm">
          <draw:text-box>
            <text:p><text:span text:style-name="T1">CiLamp</text:span></text:p>
            <text:p><text:span text:style-name="T7"><text:s/></text:span><text:span text:style-name="T7">Lamp2</text:span></text:p>
          </draw:text-box>
        </draw:frame>
        <draw:g>
          <draw:custom-shape draw:style-name="gr8" draw:text-style-name="P1" draw:layer="layout" svg:width="1.995cm" svg:height="2.01cm" svg:x="9.796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9.794cm" svg:y="14.8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10.194cm" svg:y="14.724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284cm" svg:height="0.738cm" svg:x="9.695cm" svg:y="13.669cm">
          <draw:text-box>
            <text:p><text:span text:style-name="T1">CiButton</text:span></text:p>
          </draw:text-box>
        </draw:frame>
        <draw:custom-shape draw:style-name="gr8" draw:text-style-name="P1" draw:layer="layout" svg:width="2cm" svg:height="2cm" svg:x="9.793cm" svg:y="10.2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9.793cm" svg:y="11.8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10.293cm" svg:y="11.721cm">
          <draw:text-box>
            <text:p><text:span text:style-name="T2">.ts</text:span></text:p>
          </draw:text-box>
        </draw:frame>
        <draw:frame draw:style-name="gr22" draw:text-style-name="P2" draw:layer="layout" svg:width="2.39cm" svg:height="1.225cm" svg:x="9.593cm" svg:y="10.501cm">
          <draw:text-box>
            <text:p><text:span text:style-name="T1">CiButton</text:span></text:p>
            <text:p><text:span text:style-name="T1">C</text:span><text:span text:style-name="T6">ontroller</text:span></text:p>
          </draw:text-box>
        </draw:frame>
        <draw:line draw:style-name="gr25" draw:text-style-name="P1" draw:layer="layout" svg:x1="9.793cm" svg:y1="11.286cm" svg:x2="7.6cm" svg:y2="11.3cm">
          <text:p/>
        </draw:line>
        <draw:line draw:style-name="gr31" draw:text-style-name="P1" draw:layer="layout" svg:x1="10.8cm" svg:y1="13.293cm" svg:x2="10.8cm" svg:y2="12.293cm">
          <text:p/>
        </draw:line>
        <draw:line draw:style-name="gr28" draw:text-style-name="P1" draw:layer="layout" svg:x1="10.8cm" svg:y1="8.9cm" svg:x2="10.6cm" svg:y2="8.3cm">
          <text:p/>
        </draw:line>
        <draw:polyline draw:style-name="gr13" draw:text-style-name="P1" draw:layer="layout" svg:width="2.099cm" svg:height="0.799cm" svg:x="8.7cm" svg:y="7.5cm" svg:viewBox="0 0 2100 800" draw:points="2100,800 2100,400 0,400 0,0">
          <text:p/>
        </draw:polyline>
        <draw:line draw:style-name="gr31" draw:text-style-name="P1" draw:layer="layout" svg:x1="10.8cm" svg:y1="10.3cm" svg:x2="10.8cm" svg:y2="8.9cm">
          <text:p/>
        </draw:line>
        <draw:line draw:style-name="gr27" draw:text-style-name="P1" draw:layer="layout" svg:x1="10.693cm" svg:y1="8.592cm" svg:x2="6.5cm" svg:y2="8.6cm">
          <text:p/>
        </draw:line>
        <draw:polyline draw:style-name="gr31" draw:text-style-name="P1" draw:layer="layout" svg:width="1.399cm" svg:height="0.999cm" svg:x="6.6cm" svg:y="12.3cm" svg:viewBox="0 0 1400 1000" draw:points="1400,1000 1400,400 0,40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24T14:44:27.23</dc:date>
    <meta:editing-duration>P1DT5H53M53S</meta:editing-duration>
    <meta:editing-cycles>67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07"/>
  </office:meta>
</office:document-meta>
</file>